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bf3" officeooo:paragraph-rsid="00187bf3"/>
    </style:style>
    <style:style style:name="P2" style:family="paragraph" style:parent-style-name="Standard">
      <style:text-properties officeooo:rsid="001a27af" officeooo:paragraph-rsid="001a27af"/>
    </style:style>
    <style:style style:name="P3" style:family="paragraph" style:parent-style-name="Standard">
      <style:text-properties officeooo:rsid="001a3f93" officeooo:paragraph-rsid="001a3f93"/>
    </style:style>
    <style:style style:name="T1" style:family="text">
      <style:text-properties officeooo:rsid="00187bf3"/>
    </style:style>
    <style:style style:name="T2" style:family="text">
      <style:text-properties officeooo:rsid="001a27af"/>
    </style:style>
    <style:style style:name="T3" style:family="text">
      <style:text-properties officeooo:rsid="001a3f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4"/><text:span text:style-name="T1">Test cases </text:span><text:span text:style-name="T3">login page</text:span><text:span text:style-name="T1"> of facebook:</text:span></text:p>
      <text:p text:style-name="P3">1.Verify that all the labels and controls including text-boxes,buttons,and links are present on the login page.</text:p>
      <text:p text:style-name="P3">2.Check that the font type and size of labels and the text written on different elements should be clearly visible.</text:p>
      <text:p text:style-name="P3">3.Verify that the size,color,and UI of the different elements are as per the specifications.</text:p>
      <text:p text:style-name="P3">4.Verify that the application’s UI is responsive.</text:p>
      <text:p text:style-name="P3">5. Verify that as soon as the login page opens by default the cursor should remain on the username.</text:p>
      <text:p text:style-name="P3">6.Verify that user is able to navigate or acess the different controls by pressing the tab key on the keyboard.</text:p>
      <text:p text:style-name="P3">7.Check if the password is in masked form when typed in the password field.</text:p>
      <text:p text:style-name="P3">8.Check if the password can be copypaste or not.</text:p>
      <text:p text:style-name="P3">9.Verify that the user is able to login by entering valid credentials and clicking on the login button.</text:p>
      <text:p text:style-name="P3">10.Verify that the user is able to login by entering valid credentials and pressing enter key.</text:p>
      <text:p text:style-name="P3">11.Check that the user is not able to login with an invalid username and password.</text:p>
      <text:p text:style-name="P1">1<text:span text:style-name="T3">2</text:span>.<text:span text:style-name="T2">Check whether the user can upload his profile picture from his computer</text:span></text:p>
      <text:p text:style-name="P2"><text:span text:style-name="T3">13</text:span>.Check whether the user can upload his picture from his mobile</text:p>
      <text:p text:style-name="P2"><text:span text:style-name="T3">14</text:span>.Check <text:s/>a user can reuse one of the previously uploaded photo as a profile picture.</text:p>
      <text:p text:style-name="P2"><text:span text:style-name="T3">15</text:span>.Check is the user is ready to take a picture from webcam and set as a profile picture.</text:p>
      <text:p text:style-name="P2"><text:span text:style-name="T3">16</text:span>.Check is the user can set the cover picture by using his mobile.</text:p>
      <text:p text:style-name="P2"><text:span text:style-name="T3">17</text:span>.Check whether the user can change his cover picture by using one of the existing picture office profile.</text:p>
      <text:p text:style-name="P2"><text:span text:style-name="T3">18</text:span>.Check when you tried to upload an unsupported picture format then it should display an error message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0:18:34.034000000</meta:creation-date>
    <dc:date>2021-10-26T16:14:53.656000000</dc:date>
    <meta:editing-duration>PT5H23M19S</meta:editing-duration>
    <meta:editing-cycles>1</meta:editing-cycles>
    <meta:document-statistic meta:table-count="0" meta:image-count="0" meta:object-count="0" meta:page-count="1" meta:paragraph-count="19" meta:word-count="278" meta:character-count="1617" meta:non-whitespace-character-count="1343"/>
    <meta:generator>LibreOffice/7.1.6.2$Windows_X86_64 LibreOffice_project/0e133318fcee89abacd6a7d077e292f1145735c3</meta:generator>
  </office:meta>
</office:document-meta>
</file>